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1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896</text:p>
      <text:p text:style-name="P6">Month<text:tab/><text:tab/><text:tab/><text:tab/><text:tab/><text:tab/>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7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Baron De Hirsch; Isidor Loeb; Veniziani; Giacomo Montefiore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Front Cover]</text:p>
      <text:p text:style-name="P4">96/</text:p>
      <text:p text:style-name="P2">On the death of Baron/</text:p>
      <text:p text:style-name="P2">De Hirsch/</text:p>
      <text:p text:style-name="P2"/>
      <text:p text:style-name="P3">[Page 1]</text:p>
      <text:p text:style-name="P3">The death of Baron Maurice De Hirsch, does indeed call for expressions/ of heartfelt sorrow. <text:s/>I <text:span text:style-name="T2">hold</text:span><text:span text:style-name="T4"> entertain no doubt, that wherever/ our people congregate, pulpits will now </text:span><text:span text:style-name="T2">resound</text:span><text:span text:style-name="T4"> echo forth/ </text:span><text:span text:style-name="T2">with</text:span><text:span text:style-name="T4"> mournful </text:span><text:span text:style-name="T2">elegies</text:span><text:span text:style-name="T4"> sounds. <text:s/>I sincerely </text:span><text:span text:style-name="T2">think</text:span><text:span text:style-name="T4"> hope that/ none will withhold </text:span><text:span text:style-name="T2">a</text:span><text:span text:style-name="T4"> elegies and eulogies from the great departed,/ because his adherence to the ordinances of his ancestral/ religion, cannot, in all honesty, be declared strong./ <text:s/>If it be true--as I firmly believe--that charity covers a/ multitude of sins, every </text:span><text:span text:style-name="T2">mark</text:span><text:span text:style-name="T4"> trace of transgressions/ against the ceremonial Laws marked upon the soul of that/ crowned prince of philanthropy, the </text:span><text:span text:style-name="T2">merciful</text:span><text:span text:style-name="T4"> hand/ of a merciful God </text:span><text:span text:style-name="T2">has</text:span><text:span text:style-name="T4"> will have already blotted out./</text:span></text:p>
      <text:p text:style-name="P3"><text:span text:style-name="T4">An </text:span><text:span text:style-name="T2">occasion</text:span><text:span text:style-name="T4"> occurrence did happen once, which forced out </text:span><text:span text:style-name="T2">a</text:span><text:span text:style-name="T4"> censure/ from the Jewish </text:span><text:span text:style-name="T2">ministry</text:span><text:span text:style-name="T4"> clergy. <text:s/></text:span><text:span text:style-name="T2">As The</text:span><text:span text:style-name="T4"> For different reasons the report circulated through-/-out the world and never </text:span><text:span text:style-name="T2">denied</text:span><text:span text:style-name="T4"> contradicted, irritated </text:span><text:span text:style-name="T2">for different reasons all minds, but</text:span><text:span text:style-name="T4"> the minds of/ both orthodox and heterodox </text:span><text:soft-page-break/><text:span text:style-name="T2">but</text:span><text:span text:style-name="T4"> Ministers, but had the incautious word which a sensational journal/ attributed to Maurice De Hirsch issued in reality from/ his lips, it </text:span><text:span text:style-name="T2">still</text:span><text:span text:style-name="T4"> would still deserve </text:span><text:span text:style-name="T2">a</text:span><text:span text:style-name="T4"> universal pardon./ <text:s/>No: The one whose loss we have just </text:span><text:span text:style-name="T2">lost</text:span><text:span text:style-name="T4"> cause to bemoan, was not the/ promised Messiah, as absurdly announced by the flashes of/ the submarine wires, but he has proved a redeemer from/ misery and from ignorance to myriads of those of his own race./</text:span></text:p>
      <text:p text:style-name="P3"><text:span text:style-name="T4"/></text:p>
      <text:p text:style-name="P3"><text:span text:style-name="T4">[Page 2]</text:span></text:p>
      <text:p text:style-name="P3"><text:span text:style-name="T4">To assert that the fountain of his beneficence/ flowed incessantly and with a copiousness unequalled[sic!]/ by any single individual </text:span><text:span text:style-name="T2">is not to deal</text:span><text:span text:style-name="T4"> cannot be ascribed to a desire of indulging in hyperboles./ <text:s/></text:span><text:span text:style-name="T2">Perhaps</text:span><text:span text:style-name="T4"> True, no private Israelite has perhaps ever succeeded in/ amassing a colossal fortune, approaching </text:span><text:span text:style-name="T2">any, near</text:span><text:span text:style-name="T4"> that </text:span><text:span text:style-name="T2">ga-</text:span><text:span text:style-name="T4"> which/ </text:span><text:span text:style-name="T2">-thered by</text:span><text:span text:style-name="T4"> Maurice De Hirsch gathered but that circumstance/ does not lessen a tittle of the nobility of a mind/ intent </text:span><text:span text:style-name="T2">f</text:span><text:span text:style-name="T4"> upon eradicating deep rooted evils; redressing/ social wrongs, a mind ever wakeful, </text:span><text:span text:style-name="T2">mind</text:span><text:span text:style-name="T4"> keeping </text:span><text:span text:style-name="T2">a</text:span><text:span text:style-name="T4"> vigilant watch on events, that/ might further </text:span><text:span text:style-name="T2">his</text:span><text:span text:style-name="T4"> plans whereby to purchase freedom for those/ whom tyranny enchains, to open a way to light unto/ them that abide in the gloom of darkness./</text:span></text:p>
      <text:p text:style-name="P3"><text:span text:style-name="T4">To </text:span><text:span text:style-name="T2">so</text:span><text:span text:style-name="T4"> me was given the opportunity of testing the/ generous instincts of the heart, which has unhappily/ ceased to throb. <text:s/>Nearly nine years ago, a pe-/-tition addressed to the Baron was brought to my house./ <text:s/>The memorialists had written it upon parchment in/ the Hebrew language, and I was asked to add a word of approval. <text:s/></text:span><text:span text:style-name="T2">They sought They asked for the</text:span><text:span text:style-name="T4"> <text:s/>Assistance/ was sought which might prevent a Russian colony from sink-/-ing into a state of decay; </text:span><text:span text:style-name="T2">I was urged [?] charged with</text:span><text:span text:style-name="T4"> Mine was the mis-/-sion of forwarding the writing to my never to be forgotten school-mate--Emanuel Felice Veneziani--the/ trusty almoner of the Baron. <text:s/>The response to my signature was a/ a[sic!] draft of five thousand dollars in aid of the cause./</text:span></text:p>
      <text:p text:style-name="P3"><text:span text:style-name="T4"/></text:p>
      <text:p text:style-name="P3"><text:span text:style-name="T4">[Page 3]</text:span></text:p>
      <text:p text:style-name="P3"><text:span text:style-name="T4">That the results eagerly looked for by myself and others,/ whom I </text:span><text:span text:style-name="T2">sought</text:span><text:span text:style-name="T4"> appointed as my associates, </text:span><text:span text:style-name="T2">was</text:span><text:span text:style-name="T4"> fell </text:span><text:span text:style-name="T2">very</text:span><text:span text:style-name="T4"> short of the/ anticipation, I shall ever regret. <text:s/>For, I had deemed the </text:span><text:span text:style-name="T2">deep</text:span><text:span text:style-name="T4"> profound/ interest which Veneziani </text:span><text:span text:style-name="T2">had</text:span><text:span text:style-name="T4"> exhibited, on reading my endor-/-sement of the request, as auspicious. <text:s/>It had at all events reopened/ between us a sweet correspondence, interrupted during a/ series of years. <text:s/>Alas! that it soon ended, when death tore/ away the good steward from the midst of his labors of love./ <text:s/>Bereft of that dear friend of my youth, I then began to exchange</text:span><text:span text:style-name="T2">s</text:span><text:span text:style-name="T4">/ letters on the </text:span><text:span text:style-name="T2">same</text:span><text:span text:style-name="T4"> subject of the Carmel Colony with another son of our people,/ as large-hearted and public spirited as he was learned./ <text:s/>I have reference to Isidor Loeb, during many years the/ secretary of the </text:span><text:span text:style-name="T5">Alliance Israelite Universelle</text:span><text:span text:style-name="T6">; the Israelite in whose/ ripe judgment the Baron implicitly confided. <text:s/>In that/ </text:span><text:span text:style-name="T3">Israelite</text:span><text:span text:style-name="T6"> Hebrew without guile, I met a wise and perfectly polished gentle-/-man; I valued his letters greatly. <text:s/>But as if a fatality/ attended my endeavours, Isidor Loeb did not long/ survive Veneziani, nor was Giacomo Montefiore, Veneziani's/ </text:span><text:span text:style-name="T3">pro</text:span><text:span text:style-name="T6"> private secretary, who was wont to apprize me/ of the Baron's benefactions long permitted to walk this/ earth </text:span><text:span text:style-name="T3">long</text:span><text:span text:style-name="T6"> after his two senior coworkers had/ passed away from it./</text:span></text:p>
      <text:p text:style-name="P3"><text:span text:style-name="T6"/></text:p>
      <text:p text:style-name="P3"><text:span text:style-name="T6">[Page 4]</text:span></text:p>
      <text:p text:style-name="P7"><text:span text:style-name="T7">And now the supreme Chief, whose commanded </text:span><text:span text:style-name="T6">/ Him also appearing </text:span><text:span text:style-name="T7">it</text:span><text:span text:style-name="T6"> in height and comeliness </text:span><text:span text:style-name="T7">like the</text:span><text:span text:style-name="T6"> a cedar/ of the Lebanon, the </text:span><text:span text:style-name="T7">sc</text:span><text:span text:style-name="T6"> scythe of the fell destroyer soon mowed/ down. <text:s/>And now the supreme chief, who commanded/ legions to prepare the path leading to the conquest of/ humanity, lies lifeless. <text:s/>The daily papers/ have commended some of the countless deeds of kindness, extend-/-ing almost illimitably in every region and clime, where/ </text:span><text:span text:style-name="T7">suffering, affliction, the mortals</text:span><text:span text:style-name="T6"> Jews endure tribulations, but not all know that/ during the Russo-Turkish war &amp; the Franco Prussian war;/ whenever the pitiless sword decimated a population, where-/-ver widows and orphans multiplied and the earth /was redeemed with human blood, Veneziani was the/ angel commissioned by his master to go in search/ of the spots, in which the groaning of the hapless could/ be heard, and there quickly to scatter </text:span><text:soft-page-break/><text:span text:style-name="T6">the seeds of comfort./ <text:s/>Did pestilence </text:span><text:span text:style-name="T7">break out</text:span><text:span text:style-name="T6"> stalk abroad; </text:span><text:span text:style-name="T7">destruction</text:span><text:span text:style-name="T6"> maladies waste at noon? <text:s/>Maurice De Hirsch/ strove with might to chase </text:span><text:span text:style-name="T7">it</text:span><text:span text:style-name="T6"> destruction away by the agents of/ his goodness, who supplied timely and effectual/ </text:span><text:span text:style-name="T7">cures</text:span><text:span text:style-name="T6"> remedies. <text:s/>Nor was the manifestation of that/ loving kindness cramped by local or racial prejudice./ <text:s/>The Mohemmedan and the Christian shared with/ his brother the Jew the advantage of a charity,/ unstinted and universal./</text:span></text:p>
      <text:p text:style-name="P7"><text:span text:style-name="T6"/></text:p>
      <text:p text:style-name="P7"><text:span text:style-name="T6">[Page 5]</text:span></text:p>
      <text:p text:style-name="P7"><text:span text:style-name="T6">If the Baron </text:span><text:span text:style-name="T7">bade</text:span><text:span text:style-name="T6"> did bid his mind bend </text:span><text:span text:style-name="T7">wetted</text:span><text:span text:style-name="T6"> specially/ on the interest of the scattered members of the/ house of Israel, it was because a cruel world/ denies them the inalienable rights of life, liberty/ and the pursuits of happiness. <text:s/></text:span><text:span text:style-name="T7">A</text:span><text:span text:style-name="T6"> Alike in/ brutal Russia, and in prejudiced Austria, he would/ fain have </text:span><text:span text:style-name="T7">distributed</text:span><text:span text:style-name="T6"> lavished scores of his golden millions for the creation/ of schools, whence all, irrespective of creed, might/ benefit. <text:s/>But not to do Cossacks alone good and antise-/-mites pleasure would he </text:span><text:span text:style-name="T7">bestow his open</text:span><text:span text:style-name="T6"> unfasten the treasuries/ of his munificence. <text:s/>The manhood of the Jew/ must be recognized, his feelings must be respected;/ despotic governments must </text:span><text:span text:style-name="T7">place</text:span><text:span text:style-name="T6"> sheathe into the scabbard/ the sword of Damocles suspended over the heads of/ his </text:span><text:span text:style-name="T7">powerless</text:span><text:span text:style-name="T6"> defenceless brethren, before he will enrich </text:span><text:span text:style-name="T7">them</text:span><text:span text:style-name="T6"> those governments with/ </text:span><text:span text:style-name="T7">his</text:span><text:span text:style-name="T6"> the </text:span><text:span text:style-name="T7">abundance</text:span><text:span text:style-name="T6"> exuberance of his wealth. <text:s/>But </text:span><text:span text:style-name="T7">Let at all events,</text:span><text:span text:style-name="T6"> this/ notable fact ought tender all circumstances to be proclaimed at the sound of ten stringed/ instruments. <text:s/>The Universal Israelitish Alliance,/ which the Baron first endowed with a million</text:span><text:span text:style-name="T7">s</text:span><text:span text:style-name="T6"> francs/ to set up schools of learning, schools of industry,/ schools for males and females in the Orient, might annually/ shrink in the </text:span><text:span text:style-name="T7">extention</text:span><text:span text:style-name="T6"> work of its unabated activity,/ if Maurice De Hirsch did not invariably </text:span><text:span text:style-name="T7">pr</text:span><text:span text:style-name="T6"> hinder/ that evil, by </text:span><text:span text:style-name="T7">filling up</text:span><text:span text:style-name="T6"> replenishing the exhausted funds./</text:span></text:p>
      <text:p text:style-name="P7"><text:span text:style-name="T6"/></text:p>
      <text:p text:style-name="P7"><text:span text:style-name="T6">[Page 6]</text:span></text:p>
      <text:p text:style-name="P7"><text:span text:style-name="T6">In one aspect of their lives, we may draw a/ comparison between </text:span><text:span text:style-name="T7">Sir Moses Montefiore</text:span><text:span text:style-name="T6"> the munifi-/-cent philanthropist of Munich and the far-famed/ </text:span><text:span text:style-name="T7">Jew English</text:span><text:span text:style-name="T6"> centennarian[sic!] Jew of Ramsgate. <text:s/>When Sir Moses Montefiore had/ accumulated more than a sufficiency, he counselled/ with his wife, as to his future proceedings. <text:s/>Ought/ he to embark in farther enterprises in </text:span><text:span text:style-name="T7">ode</text:span><text:span text:style-name="T6"> order/ to hoard up millions, or should he remain satis-/-fied with what had been already amply acquired,/ and devote what could be legitimately spared to/ the relief of mankind and the well </text:span><text:span text:style-name="T7">being</text:span><text:span text:style-name="T6"> fare of Israel?/ <text:s/>The wise woman, who had imbibed in the parental/ home principles of practical religion, gave her noble/ husband advice. <text:s/>The habitable globe, knows </text:span><text:span text:style-name="T7">the</text:span><text:span text:style-name="T6">/ the issue. <text:s/>Baron De Hirsch's wife, born </text:span><text:span text:style-name="T7">of</text:span><text:span text:style-name="T6"> a Bi-/-shofshein--a family </text:span><text:span text:style-name="T7">noted for its</text:span><text:span text:style-name="T6"> enjoying the reputation of close attachment to/ </text:span><text:span text:style-name="T7">to</text:span><text:span text:style-name="T6"> the Divine precepts, copied her sister in faith/ of the house of Cohen. <text:s/>She also, </text:span><text:span text:style-name="T7">is</text:span><text:span text:style-name="T6">--imbued with/ pious sentiments inspired her life-copartner with devotion to charity [Hebrew]--By the authority of a reliable/ correspondent, I can assert that the Baronness[sic!]/ has been a helpmate to the Baron in diverse/ and most efficacious manners./</text:span></text:p>
      <text:p text:style-name="P7"><text:span text:style-name="T6"/></text:p>
      <text:p text:style-name="P7"><text:span text:style-name="T6">[Page 7]</text:span></text:p>
      <text:p text:style-name="P7"><text:span text:style-name="T6">Not alone did she serve him as amanuensis, when/ innumerable missives of undivulged mercy </text:span><text:span text:style-name="T7">went</text:span><text:span text:style-name="T6"> were to/ be sent far and wide, but her resignation to the will/ of the God she adores, proved a strong incentive/ to the unparalleled </text:span><text:span text:style-name="T7">munificence</text:span><text:span text:style-name="T6"> generosity that </text:span><text:span text:style-name="T7">her</text:span><text:span text:style-name="T6"> made/ her husband famous. <text:s/>The only child to whom/ she had given birth, she buried untimely. <text:s/>The/ grief was poignant, and for a period almost soul-/crushing, but she arose above </text:span><text:span text:style-name="T7">it</text:span><text:span text:style-name="T6"> the distressful thought and her </text:span><text:span text:style-name="T7">resignation</text:span><text:span text:style-name="T6"> fortitude/ stimulated acts which mankind can never adequate-/-ly praise. <text:s/>We upon earth; we Jews especially,/ cannot avoid lamenting the deep loss sustained, for/ had Maurice De Hirsch been granted the allotted/ term of existence here below, his gigantic under-/-taking in </text:span><text:span text:style-name="T7">our behalf</text:span><text:span text:style-name="T6"> aid of his people his </text:span><text:span text:style-name="T7">subj</text:span><text:span text:style-name="T6"> sublime projects to become to them a redeemer, might/ have reached a goal, magnificently stupendous</text:span><text:span text:style-name="T7">ly great</text:span><text:span text:style-name="T6">. <text:s/>South/ America and the East of Europe, North Africa/ and Asiatic Turkey might have opened a home of/ security to those of our race, now trodden down/ under the heel of barbarity. <text:s/>In the book/ whose lines the finger of eternal justice has traced, it/ was decreed that the earth be bereft </text:span><text:soft-page-break/><text:span text:style-name="T6">of the King of philan-/-thropy. <text:s/>Let us bow to the inscrutable sentence, with heartfelt </text:span><text:span text:style-name="T7">for</text:span><text:span text:style-name="T6"> suppli-/-cations for the </text:span><text:span text:style-name="T7">paradisual</text:span><text:span text:style-name="T6"> heavenly joys of the </text:span><text:span text:style-name="T7">great</text:span><text:span text:style-name="T6"> great departed and the consolation of/ his weeping widow./</text:span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3:04:35.79</meta:creation-date>
    <meta:document-statistic meta:table-count="0" meta:image-count="0" meta:object-count="0" meta:page-count="5" meta:paragraph-count="84" meta:word-count="1772" meta:character-count="11132"/>
    <dc:date>2012-11-15T14:43:27.67</dc:date>
    <meta:editing-duration>PT3M49S</meta:editing-duration>
    <meta:editing-cycles>1</meta:editing-cycles>
    <meta:generator>OpenOffice.org/3.4.1$Win32 OpenOffice.org_project/341m1$Build-9593</meta:generator>
  </office:meta>
</office:document-meta>
</file>